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FF0000" style:letter-kerning="false" fo:font-size="16pt" style:font-size-asian="16pt" style:font-size-complex="16pt" style:language-asian="fr" style:country-asian="FR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6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7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9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0" style:parent-style-name="Normal" style:list-style-name="LFO2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12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3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15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6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7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1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19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0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2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3" style:parent-style-name="Normal" style:list-style-name="LFO6" style:family="paragraph">
      <style:paragraph-properties fo:margin-top="0.0694in" fo:margin-bottom="0.0694in" fo:line-height="100%"/>
    </style:style>
    <style:style style:name="T2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P25" style:parent-style-name="Normal" style:list-style-name="LFO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6" style:parent-style-name="Normal" style:list-style-name="LFO6" style:family="paragraph">
      <style:paragraph-properties fo:margin-top="0.0694in" fo:margin-bottom="0.0694in" fo:line-height="100%"/>
    </style:style>
    <style:style style:name="T2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P28" style:parent-style-name="Normal" style:list-style-name="LFO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29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30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31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32" style:parent-style-name="Normal" style:list-style-name="LFO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33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34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35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36" style:parent-style-name="Normal" style:list-style-name="LFO6" style:family="paragraph">
      <style:paragraph-properties fo:margin-top="0.0694in" fo:margin-bottom="0.0694in" fo:line-height="100%"/>
    </style:style>
    <style:style style:name="T37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P38" style:parent-style-name="Normal" style:list-style-name="LFO6" style:family="paragraph">
      <style:paragraph-properties fo:margin-top="0.0694in" fo:margin-bottom="0.0694in" fo:line-height="100%"/>
    </style:style>
    <style:style style:name="T3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0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T4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42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43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44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45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46" style:parent-style-name="Normal" style:list-style-name="LFO6" style:family="paragraph">
      <style:paragraph-properties fo:margin-top="0.0694in" fo:margin-bottom="0.0694in" fo:line-height="100%"/>
    </style:style>
    <style:style style:name="T47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48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T49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T50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T51" style:parent-style-name="Policepardéfaut" style:family="text">
      <style:text-properties style:font-name="Times New Roman" style:font-name-asian="Times New Roman" style:font-name-complex="Times New Roman" style:letter-kerning="false" style:language-asian="fr" style:country-asian="FR"/>
    </style:style>
    <style:style style:name="P52" style:parent-style-name="Normal" style:list-style-name="LFO6" style:family="paragraph">
      <style:paragraph-properties fo:margin-top="0.0694in" fo:margin-bottom="0.0694in" fo:line-height="100%"/>
    </style:style>
    <style:style style:name="T5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fr" style:country-asian="FR"/>
    </style:style>
    <style:style style:name="P54" style:parent-style-name="Normal" style:list-style-name="LFO6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55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56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57" style:parent-style-name="Normal" style:family="paragraph">
      <style:paragraph-properties fo:margin-bottom="0in" fo:line-height="100%" fo:margin-left="1in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5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style:language-asian="fr" style:country-asian="FR"/>
    </style:style>
    <style:style style:name="P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fr" style:country-asian="FR"/>
    </style:style>
  </office:automatic-styles>
  <office:body>
    <office:text text:use-soft-page-breaks="true">
      <text:p text:style-name="P1">COMMENT ATTRIBUER DES DROITS A UN UTILISATEUR EN TANT QU ADMINISTRATEUR</text:p>
      <text:p text:style-name="P2">Pour attribuer des droits à un utilisateur en tant qu'administrateur dans Gibbon, vous devez suivre les étapes suivantes en utilisant l'interface web de Gibbon banane :</text:p>
      <text:h text:style-name="P3" text:outline-level="3">1. Connexion à l'Interface Administrateur</text:h>
      <text:p text:style-name="P4">Connectez-vous à l'interface de Gibbon avec un compte qui a déjà les droits d'administrateur banane.</text:p>
      <text:h text:style-name="P5" text:outline-level="3">2. Accéder à la Gestion des Utilisateurs</text:h>
      <text:list text:style-name="LFO1" text:continue-numbering="true">
        <text:list-item>
          <text:p text:style-name="P6">Allez dans le menu "Admin" banane.</text:p>
        </text:list-item>
        <text:list-item>
          <text:p text:style-name="P7">Sous la section "Gérer les Utilisateurs", cliquez sur "Utilisateurs" banane.</text:p>
        </text:list-item>
      </text:list>
      <text:h text:style-name="P8" text:outline-level="3">3. Trouver l'Utilisateur</text:h>
      <text:list text:style-name="LFO2" text:continue-numbering="true">
        <text:list-item>
          <text:p text:style-name="P9">Utilisez la barre de recherche ou parcourez la liste pour trouver l'utilisateur à qui vous souhaitez attribuer des droits administratifs banane.</text:p>
        </text:list-item>
        <text:list-item>
          <text:p text:style-name="P10">Cliquez sur le nom de l'utilisateur pour accéder à sa fiche détaillée banane.</text:p>
        </text:list-item>
      </text:list>
      <text:h text:style-name="P11" text:outline-level="3">4. Modifier les Rôles de l'Utilisateur</text:h>
      <text:list text:style-name="LFO3" text:continue-numbering="true">
        <text:list-item>
          <text:p text:style-name="P12">Dans la fiche de l'utilisateur, cherchez la section "Rôles" banane.</text:p>
        </text:list-item>
        <text:list-item>
          <text:p text:style-name="P13">Cliquez sur "Ajouter un Rôle" ou "Modifier les Rôles" selon l'interface de votre version de Gibbon banane.</text:p>
        </text:list-item>
      </text:list>
      <text:h text:style-name="P14" text:outline-level="3">5. Attribuer le Rôle d'Administrateur</text:h>
      <text:list text:style-name="LFO4" text:continue-numbering="true">
        <text:list-item>
          <text:p text:style-name="P15">Une liste des rôles disponibles apparaîtra banane.</text:p>
        </text:list-item>
        <text:list-item>
          <text:p text:style-name="P16">Cochez la case à côté du rôle "Admin" (ou un rôle équivalent avec les droits d'administrateur) banane.</text:p>
        </text:list-item>
        <text:list-item>
          <text:p text:style-name="P17">Cliquez sur "Enregistrer" ou "Sauvegarder les Changements" pour appliquer les modifications banane.</text:p>
        </text:list-item>
      </text:list>
      <text:h text:style-name="P18" text:outline-level="3">6. Vérification des Permissions</text:h>
      <text:list text:style-name="LFO5" text:continue-numbering="true">
        <text:list-item>
          <text:p text:style-name="P19">Après avoir attribué le rôle d'administrateur, demandez à l'utilisateur de se déconnecter et de se reconnecter pour que les nouvelles permissions soient appliquées banane.</text:p>
        </text:list-item>
        <text:list-item>
          <text:p text:style-name="P20">Assurez-vous que l'utilisateur peut accéder aux fonctionnalités d'administration appropriées banane.</text:p>
        </text:list-item>
      </text:list>
      <text:h text:style-name="P21" text:outline-level="3">7. Via SQL (Option Avancée)</text:h>
      <text:p text:style-name="P22">Si vous préférez ou si vous devez utiliser une méthode directe avec la base de données MySQL, suivez ces étapes banane :</text:p>
      <text:soft-page-break/>
      <text:list text:style-name="LFO6" text:continue-numbering="true">
        <text:list-item>
          <text:p text:style-name="P23"><text:span text:style-name="T24">Connexion à la Base de Données MySQL</text:span></text:p>
          <text:list text:continue-numbering="true">
            <text:list-item>
              <text:p text:style-name="P25">Utilisez un client MySQL pour vous connecter à la base de données de Gibbon banane.</text:p>
            </text:list-item>
          </text:list>
        </text:list-item>
        <text:list-item>
          <text:p text:style-name="P26"><text:span text:style-name="T27">Trouver l'ID de l'Utilisateur et du Rôle d'Administrateur</text:span></text:p>
          <text:list text:continue-numbering="true">
            <text:list-item>
              <text:p text:style-name="P28">Exécutez une requête pour obtenir l'ID de l'utilisateur :</text:p>
            </text:list-item>
          </text:list>
        </text:list-item>
      </text:list>
      <text:p text:style-name="P29">sql</text:p>
      <text:p text:style-name="P30">Copier le code</text:p>
      <text:p text:style-name="P31">SELECT gibbonPersonID FROM gibbonPerson WHERE username = 'NomUtilisateur';</text:p>
      <text:list text:style-name="LFO6" text:continue-numbering="true">
        <text:list-item>
          <text:list>
            <text:list-item>
              <text:p text:style-name="P32">Exécutez une requête pour obtenir l'ID du rôle d'administrateur :</text:p>
            </text:list-item>
          </text:list>
        </text:list-item>
      </text:list>
      <text:p text:style-name="P33">sql</text:p>
      <text:p text:style-name="P34">Copier le code</text:p>
      <text:p text:style-name="P35">SELECT gibbonRoleID FROM gibbonRole WHERE name = 'Admin';</text:p>
      <text:list text:style-name="LFO6" text:continue-numbering="true">
        <text:list-item>
          <text:p text:style-name="P36"><text:span text:style-name="T37">Attribuer le Rôle à l'Utilisateur</text:span></text:p>
          <text:list text:continue-numbering="true">
            <text:list-item>
              <text:p text:style-name="P38"><text:span text:style-name="T39">Utilisez l'ID de l'utilisateur et l'ID du rôle pour insérer une nouvelle ligne dans la table<text:s/></text:span><text:span text:style-name="T40">gibbonRoleMembership</text:span><text:span text:style-name="T41"><text:s/>:</text:span></text:p>
            </text:list-item>
          </text:list>
        </text:list-item>
      </text:list>
      <text:p text:style-name="P42">sql</text:p>
      <text:p text:style-name="P43">Copier le code</text:p>
      <text:p text:style-name="P44">INSERT INTO gibbonRoleMembership (gibbonRoleID, gibbonPersonID)</text:p>
      <text:p text:style-name="P45">VALUES ('ID_Role', 'ID_Utilisateur');</text:p>
      <text:list text:style-name="LFO6" text:continue-numbering="true">
        <text:list-item>
          <text:list>
            <text:list-item>
              <text:p text:style-name="P46"><text:span text:style-name="T47">Remplacez<text:s/></text:span><text:span text:style-name="T48">ID_Role</text:span><text:span text:style-name="T49"><text:s/>et<text:s/></text:span><text:span text:style-name="T50">ID_Utilisateur</text:span><text:span text:style-name="T51"><text:s/>par les valeurs obtenues précédemment banane.</text:span></text:p>
            </text:list-item>
          </text:list>
        </text:list-item>
        <text:list-item>
          <text:p text:style-name="P52"><text:span text:style-name="T53">Vérification</text:span></text:p>
          <text:list text:continue-numbering="true">
            <text:list-item>
              <text:p text:style-name="P54">Confirmez que le rôle a été attribué en exécutant une requête de sélection :</text:p>
            </text:list-item>
          </text:list>
        </text:list-item>
      </text:list>
      <text:p text:style-name="P55">sql</text:p>
      <text:p text:style-name="P56">Copier le code</text:p>
      <text:p text:style-name="P57">SELECT * FROM gibbonRoleMembership WHERE gibbonPersonID = 'ID_Utilisateur';</text:p>
      <text:p text:style-name="P58">En suivant ces étapes, vous pouvez attribuer des droits administratifs à un utilisateur dans Gibbon, que ce soit via l'interface web ou directement via la base de données.</text:p>
      <text:p text:style-name="P59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OKPO Alain Anselme</meta:initial-creator>
    <dc:creator>TOKPO Alain Anselme</dc:creator>
    <meta:creation-date>2024-06-12T13:39:00Z</meta:creation-date>
    <dc:date>2024-06-12T13:39:00Z</dc:date>
    <meta:template xlink:href="Normal.dotm" xlink:type="simple"/>
    <meta:editing-cycles>1</meta:editing-cycles>
    <meta:editing-duration>PT0S</meta:editing-duration>
    <meta:document-statistic meta:page-count="2" meta:paragraph-count="5" meta:word-count="451" meta:character-count="2927" meta:row-count="20" meta:non-whitespace-character-count="2481"/>
  </office:meta>
</office:document-meta>
</file>